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Verdana" svg:font-family="Verdana" style:font-family-generic="swiss"/>
    <style:font-face style:name="Bitstream Vera Sans" svg:font-family="'Bitstream Vera Sans'" style:font-family-generic="system" style:font-pitch="variable"/>
  </office:font-face-decls>
  <office:automatic-styles>
    <style:style style:name="P1" style:family="paragraph" style:parent-style-name="Standard">
      <style:text-properties officeooo:rsid="000de718" officeooo:paragraph-rsid="000de718"/>
    </style:style>
    <style:style style:name="P2" style:family="paragraph" style:parent-style-name="Standard">
      <style:text-properties officeooo:paragraph-rsid="000de718"/>
    </style:style>
    <style:style style:name="P3" style:family="paragraph" style:parent-style-name="Standard">
      <style:text-properties officeooo:rsid="000de718" officeooo:paragraph-rsid="000de718"/>
    </style:style>
    <style:style style:name="P4" style:family="paragraph" style:parent-style-name="Standard">
      <style:text-properties officeooo:rsid="0012904c" officeooo:paragraph-rsid="0011d991"/>
    </style:style>
    <style:style style:name="P5" style:family="paragraph" style:parent-style-name="Standard">
      <style:text-properties officeooo:paragraph-rsid="0011d991"/>
    </style:style>
    <style:style style:name="P6" style:family="paragraph" style:parent-style-name="Standard">
      <style:text-properties officeooo:rsid="0016a249" officeooo:paragraph-rsid="00158829"/>
    </style:style>
    <style:style style:name="P7" style:family="paragraph" style:parent-style-name="Standard">
      <style:text-properties officeooo:paragraph-rsid="0019d632"/>
    </style:style>
    <style:style style:name="P8" style:family="paragraph" style:parent-style-name="Standard">
      <style:text-properties officeooo:paragraph-rsid="001a87ad"/>
    </style:style>
    <style:style style:name="P9" style:family="paragraph" style:parent-style-name="Standard">
      <style:text-properties officeooo:paragraph-rsid="001b859d"/>
    </style:style>
    <style:style style:name="P10" style:family="paragraph" style:parent-style-name="Standard">
      <style:text-properties officeooo:rsid="001b859d" officeooo:paragraph-rsid="001b859d"/>
    </style:style>
    <style:style style:name="P11" style:family="paragraph" style:parent-style-name="Standard">
      <style:text-properties officeooo:rsid="001b859d" officeooo:paragraph-rsid="001ea48d"/>
    </style:style>
    <style:style style:name="P12" style:family="paragraph" style:parent-style-name="Standard">
      <style:text-properties officeooo:rsid="001ceb5a" officeooo:paragraph-rsid="001ceb5a"/>
    </style:style>
    <style:style style:name="P13" style:family="paragraph" style:parent-style-name="Standard">
      <style:text-properties officeooo:paragraph-rsid="001ceb5a"/>
    </style:style>
    <style:style style:name="P14" style:family="paragraph" style:parent-style-name="Standard">
      <style:text-properties officeooo:paragraph-rsid="00217939"/>
    </style:style>
    <style:style style:name="P15" style:family="paragraph" style:parent-style-name="Standard">
      <style:text-properties officeooo:paragraph-rsid="00229afd"/>
    </style:style>
    <style:style style:name="P16" style:family="paragraph" style:parent-style-name="Standard">
      <style:text-properties officeooo:paragraph-rsid="002441d4"/>
    </style:style>
    <style:style style:name="P17" style:family="paragraph" style:parent-style-name="Standard">
      <style:text-properties officeooo:rsid="002441d4" officeooo:paragraph-rsid="002441d4"/>
    </style:style>
    <style:style style:name="T1" style:family="text">
      <style:text-properties officeooo:rsid="0013a753"/>
    </style:style>
    <style:style style:name="T2" style:family="text">
      <style:text-properties officeooo:rsid="0012904c"/>
    </style:style>
    <style:style style:name="T3" style:family="text">
      <style:text-properties officeooo:rsid="001909b6"/>
    </style:style>
    <style:style style:name="T4" style:family="text">
      <style:text-properties officeooo:rsid="0019d632"/>
    </style:style>
    <style:style style:name="T5" style:family="text">
      <style:text-properties officeooo:rsid="001a77a7"/>
    </style:style>
    <style:style style:name="T6" style:family="text">
      <style:text-properties officeooo:rsid="001a87ad"/>
    </style:style>
    <style:style style:name="T7" style:family="text">
      <style:text-properties officeooo:rsid="001b7866"/>
    </style:style>
    <style:style style:name="T8" style:family="text">
      <style:text-properties officeooo:rsid="001b859d"/>
    </style:style>
    <style:style style:name="T9" style:family="text">
      <style:text-properties officeooo:rsid="001ceb5a"/>
    </style:style>
    <style:style style:name="T10" style:family="text">
      <style:text-properties officeooo:rsid="001fdbbb"/>
    </style:style>
    <style:style style:name="T11" style:family="text">
      <style:text-properties officeooo:rsid="00217939"/>
    </style:style>
    <style:style style:name="T12" style:family="text">
      <style:text-properties officeooo:rsid="00229a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the simple triangle a basic shape produced by a vertex shader ( A program that runs on the GPU and calculates and draws the vertices) and a fragment shader ( A similar program that colours the pixels inside) . The first and most fundamental shape in any OpenGL application. Almost all of the complex surfaces in OpenGL are comprised of triangles. <text:s/></text:p>
      <text:p text:style-name="P2"/>
      <text:p text:style-name="P1">[ Press E to change the colour of the triangle]</text:p>
      <text:p text:style-name="P1">Lines of code affected are the colour columns in the buffer array </text:p>
      <text:p text:style-name="P1">/* Exhibits vertices */</text:p>
      <text:p text:style-name="P1">float square_triangle_vertices[] = {</text:p>
      <text:p text:style-name="P1"><text:tab/>// positions <text:s text:c="8"/>// colors</text:p>
      <text:p text:style-name="P1"><text:tab/>0.5f, -0.5f, 0.0f, <text:s/>1.0f, 0.0f, 0.0f, <text:s/>// bottom right</text:p>
      <text:p text:style-name="P1"><text:tab/>-0.5f, -0.5f, 0.0f, <text:s/>1.0f, 0.0f, 0.0f, <text:s/>// bottom left</text:p>
      <text:p text:style-name="P1"><text:tab/>0.0f, <text:s/>0.5f, 0.0f, <text:s/>1.0f, 0.0f, 0.0f <text:s text:c="2"/>// top };</text:p>
      <text:p text:style-name="P1"/>
      <text:p text:style-name="P5">The next exhibit involves <text:span text:style-name="T2">a more commonly used shape, the square. It consists of two triangles. </text:span><text:span text:style-name="T1">To save space we only specify the common coordinates of both triangles which are drawn as 0→1→3 and 1→2→3</text:span><text:span text:style-name="T2">. In order to better understand this the user can enable wireframe mode.</text:span></text:p>
      <text:p text:style-name="P5"/>
      <text:p text:style-name="P4">[ Press q to enable wireframe mode ]</text:p>
      <text:p text:style-name="P4">[ Press r to change the squares colour ]</text:p>
      <text:p text:style-name="P4"/>
      <text:p text:style-name="P4">Lines of code affected are the colour columns in the buffer array. </text:p>
      <text:p text:style-name="P4"/>
      <text:p text:style-name="P4">float square_vertices[] = {</text:p>
      <text:p text:style-name="P4"><text:tab/>// positions <text:s text:c="8"/>// colors</text:p>
      <text:p text:style-name="P4"><text:tab/>0.5f, <text:s/>0.5f, 0.0f, <text:s/>1.0f, 0.0f, 0.0f, // top right <text:span text:style-name="T1">0</text:span></text:p>
      <text:p text:style-name="P4"><text:tab/>0.5f, -0.5f, 0.0f, <text:s/>1.0f, 0.0f, 0.0f, // bottom right <text:span text:style-name="T1">1</text:span></text:p>
      <text:p text:style-name="P4"><text:tab/>-0.5f, -0.5f, 0.0f, <text:s/>1.0f, 0.0f, 0.0f,// bottom left <text:span text:style-name="T1">2</text:span></text:p>
      <text:p text:style-name="P4"><text:tab/>-0.5f, <text:s/>0.5f, 0.0f, <text:s text:c="2"/>1.0f, 0.0f, 0.0f // top left <text:span text:style-name="T1">3 </text:span>}; </text:p>
      <text:p text:style-name="P4"/>
      <text:p text:style-name="P6"><text:bookmark text:name="cch_fe71144571f5e"/>We return once again to the main triangle in order to demonstrate another base property of OpenGL, colour mixing. In short the graphics pipeline has many stages, in the beginning we mainly focus on the vertex and fragment shader part. An abstract view of the pipeline is draw call-&gt;...-&gt;Shader(Vertex)-&gt;...-&gt;Shader(Fragment)-&gt;...-&gt; rasterization-&gt;...-&gt;pixels on screen. Fragments aren't exactly pixels, the Fragment shader will run once for each pixel that is going to be rasterized(Fill the triangle with pixels) to decide witch colour (or other attribute) the pixel will be. In this case we observe colour interpolation between the triangle’s edges( red green blue )</text:p>
      <text:p text:style-name="P6"/>
      <text:p text:style-name="P7"><text:span text:style-name="T3">As you may have noticed up until this point all the exhibits as well as the corridor itself exist in the world space in a certain place. Some of them , including this one, even move. </text:span><text:span text:style-name="T4">Just as we pass colours to the Fragment Shader we pass transformation matrices to the Vertex Shader.</text:span></text:p>
      <text:p text:style-name="P8"><text:span text:style-name="T4">In the main program we prepare said matrices with the operations we want to achieve. OpenGL Mathematics has buil</text:span><text:span text:style-name="T5">t</text:span><text:span text:style-name="T4"> in functions to build them such as </text:span><text:soft-page-break/><text:span text:style-name="T4">perspective, lookat, translate, scale. In this case we use also use the rotate matrix with the current time to spin the triangle on its y axis </text:span></text:p>
      <text:p text:style-name="P8"/>
      <text:p text:style-name="P9"><text:span text:style-name="T6">Texture loading in OpenGL is a relativity straightforward affair. </text:span><text:span text:style-name="T7">We use a simple yet effective public domain image loader</text:span><text:span text:style-name="T6"> </text:span><text:span text:style-name="T7">in C++ (stb_image – v2.23) to load the image, then using OpenGL functions we use t</text:span>exturing <text:span text:style-name="T7">to allow the elements such as </text:span>height, width <text:span text:style-name="T8">etc to be read by the Shader. After that a minimap (a set of images with progressively reduced resolution to be used in far away objects in order to make the program more resource effective ) is generated. The final step we pass several parameters to the texture such as how it should wrap around the object etc.</text:span> <text:span text:style-name="T4"><text:s text:c="2"/></text:span><text:span text:style-name="T3"><text:s/></text:span></text:p>
      <text:p text:style-name="P10">[ Press t in order to change the texture ]</text:p>
      <text:p text:style-name="P10">Here the fragment Shader takes in two textures and displays them with an 80 % to 20% ratio, pressing t swaps them.</text:p>
      <text:p text:style-name="P10">exhibit_cubeTextureShader.setInt("exhibit_5_texture_1", 0);</text:p>
      <text:p text:style-name="P10">exhibit_cubeTextureShader.setInt("exhibit_5_texture_2", 1);</text:p>
      <text:p text:style-name="P10"/>
      <text:p text:style-name="P13"><text:span text:style-name="T9">Warping the texture on a cube and animating ( rotating it based on the rotation technique we examined prior ) it better demonstrates the power of textures on objects. A good example to also demonstrate such effects is the corridor it self. By utilizing different Shaders for the celling, walls and floor we can give a more realistic feel to our scene. </text:span></text:p>
      <text:p text:style-name="P12">The cube is quite boring though there is no light interaction with it. </text:p>
      <text:p text:style-name="P11">[ Press t in order to change the texture ]</text:p>
      <text:p text:style-name="P11">Here the fragment Shader takes in two textures and displays them with an 80 % to 20% ratio, pressing t swaps them.</text:p>
      <text:p text:style-name="P11">exhibit_cubeTextureShader.setInt("exhibit_5_texture_1", 0);</text:p>
      <text:p text:style-name="P11">exhibit_cubeTextureShader.setInt("exhibit_5_texture_2", 1);</text:p>
      <text:p text:style-name="P6"/>
      <text:p text:style-name="P14"><text:span text:style-name="T10">What gives a scene a more realistic feel ? Better, higher </text:span><text:span text:style-name="T11">resolution textures sure help but that is not the only thing. The answer is lighting. Utilising the power of the GPU we can perform calculations in order to make the object appear more real. </text:span></text:p>
      <text:p text:style-name="P15"><text:span text:style-name="T11">In layman's terms by adding proper shadows, and interaction with the environment lighting we achieve this realism, </text:span><text:span text:style-name="T12">take as an example the corridor itself. It’s Fragment Shader take as parameters the material, lighting etc properties we want to simulate and the Shader does the calcuation based on the camera, light and fragment positions.</text:span></text:p>
      <text:p text:style-name="P15"><text:span text:style-name="T12">This exhibit is there to illustrate such effects so it’s only affected by a sole light source, the cube you see floating at the end. <text:s text:c="3"/></text:span></text:p>
      <text:p text:style-name="P15"/>
      <text:p text:style-name="P15"><text:span text:style-name="T12">[ Press y to cycle between various lighting colours and intensities ]</text:span><text:span text:style-name="T11"> <text:s/></text:span></text:p>
      <text:p text:style-name="P17"/>
      <text:p text:style-name="P17">The exhibits change the light colour and intensity. The carousel of colours you see is the result of the sin wave of the current time.</text:p>
      <text:p text:style-name="P16"><text:span text:style-name="T11">lightColor.x = sin(glfwGetTime() * 2.0f);</text:span></text:p>
      <text:p text:style-name="P16"><text:span text:style-name="T11">lightColor.y = sin(glfwGetTime() * 0.7f);</text:span></text:p>
      <text:p text:style-name="P16"><text:span text:style-name="T11">lightColor.z = sin(glfwGetTime() * 1.3f); <text:s text:c="2"/></text:span></text:p>
      <text:p text:style-name="P1"/>
      <text:p text:style-name="P1"><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Verdana" svg:font-family="Verdana" style:font-family-generic="swiss"/>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en" fo:country="GB"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family-generic="swiss" fo:font-size="20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Verdana" fo:font-family="Verdana"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6T19:38:03.229951138</meta:creation-date>
    <dc:date>2020-02-07T19:17:50.411093767</dc:date>
    <meta:editing-duration>PT1H24M39S</meta:editing-duration>
    <meta:editing-cycles>12</meta:editing-cycles>
    <meta:generator>LibreOffice/6.4.0.3$Linux_X86_64 LibreOffice_project/40$Build-3</meta:generator>
    <meta:document-statistic meta:table-count="0" meta:image-count="0" meta:object-count="0" meta:page-count="3" meta:paragraph-count="41" meta:word-count="876" meta:character-count="5255" meta:non-whitespace-character-count="4357"/>
  </office:meta>
</office:document-meta>
</file>